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 office:value-type="string">
            <text:p>2022-10-15_07-49-27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0-15_06-00-11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0-15_01-30-53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0-15_01-30-48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10-15_08-02-21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10-14_20-53-1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0-15_13-20-0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2-10-15_08-02-42_000.jpg</text:p>
          </table:table-cell>
          <table:table-cell table:style-name="ce27" office:value-type="string">
            <text:p>:m / daylog メモ / partial / 2022-1014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/ daylog メモ / partial / 2022-1014">
            <text:p>:m / daylog メモ / partial / 2022-1014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9" office:value-type="string">
            <text:p>2022-10-15_12-45-16_000.jpg</text:p>
          </table:table-cell>
          <table:table-cell table:style-name="ce20" office:value-type="string">
            <text:p>:m RES #*# / free# JVEMV6 83#_3:1 / 83. chemistry / topics=~,w=L-メントール,s=~,i=~,other=~,doc=f-2#R.2-5:r-1-1~1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RES #*# / free# JVEMV6 83#_3:1 / 83. chemistry / topics=~,w=L-メントール,s=~,i=~,other=~,doc=f-2#R.2-5:r-1-1~1.1">
            <text:p>:m RES #*# / free# JVEMV6 83#_3:1 / 83. chemistry / topics=~,w=L-メントール,s=~,i=~,other=~,doc=f-2#R.2-5:r-1-1~1.1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0-15_17-03-01_000.jpg</text:p>
          </table:table-cell>
          <table:table-cell table:style-name="ce27" office:value-type="string">
            <text:p>:m RES #*# / free# JVEMV6 83#_3:2 / 83. chemistry / topics=有機化学,w=酒石酸；グリセルアルデヒド,s=~,i=~,other=~,doc=f-2#R.~2-0:r-1-1~1.1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RES #*# / free# JVEMV6 83#_3:2 / 83. chemistry / topics=有機化学,w=酒石酸；グリセルアルデヒド,s=~,i=~,other=~,doc=f-2#R.~2-0:r-1-1~1.1">
            <text:p>:m RES #*# / free# JVEMV6 83#_3:2 / 83. chemistry / topics=有機化学,w=酒石酸；グリセルアルデヒド,s=~,i=~,other=~,doc=f-2#R.~2-0:r-1-1~1.1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10-15_17-34-52_000.jpg</text:p>
          </table:table-cell>
          <table:table-cell table:style-name="ce27" office:value-type="string">
            <text:p>:m RES 1*1 / free# JVEMV6 68#_375:1 / 68. theoretical-physics(tp) / topics=量子力学：朝永,w=~,s=~,i=~,doc=r-7-A1~1.4.1:f-9#R.2-0,other=memo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1*1 / free# JVEMV6 68#_375:1 / 68. theoretical-physics(tp) / topics=量子力学：朝永,w=~,s=~,i=~,doc=r-7-A1~1.4.1:f-9#R.2-0,other=memo+">
            <text:p>:m RES 1*1 / free# JVEMV6 68#_375:1 / 68. theoretical-physics(tp) / topics=量子力学：朝永,w=~,s=~,i=~,doc=r-7-A1~1.4.1:f-9#R.2-0,other=memo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7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6">2022/10/16</text:date>, <text:time>11:59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6T11:59:16.57</dc:date>
    <dc:creator>iwabuchi ken</dc:creator>
    <meta:editing-duration>P49DT20H20M47S</meta:editing-duration>
    <meta:editing-cycles>16260</meta:editing-cycles>
    <meta:document-statistic meta:table-count="2" meta:cell-count="913" meta:object-count="0"/>
    <meta:user-defined meta:name="qrichtext">1</meta:user-defined>
  </office:meta>
</office:document-meta>
</file>